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Light" svg:font-family="'Noto Sans CJK SC Light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7e4" officeooo:paragraph-rsid="000fb7e4"/>
    </style:style>
    <style:style style:name="P2" style:family="paragraph" style:parent-style-name="Standard">
      <style:text-properties style:font-name="Ubuntu" officeooo:rsid="000a4cff" officeooo:paragraph-rsid="000a4cff"/>
    </style:style>
    <style:style style:name="P3" style:family="paragraph" style:parent-style-name="Standard">
      <style:text-properties style:font-name="Ubuntu" officeooo:rsid="000b6b2d" officeooo:paragraph-rsid="000b6b2d"/>
    </style:style>
    <style:style style:name="P4" style:family="paragraph" style:parent-style-name="Standard">
      <style:text-properties style:font-name="Ubuntu" officeooo:rsid="000d3330" officeooo:paragraph-rsid="000d3330"/>
    </style:style>
    <style:style style:name="P5" style:family="paragraph" style:parent-style-name="Standard">
      <style:text-properties style:font-name="Ubuntu" officeooo:rsid="000d7c0d" officeooo:paragraph-rsid="000d7c0d"/>
    </style:style>
    <style:style style:name="P6" style:family="paragraph" style:parent-style-name="Standard">
      <style:text-properties style:font-name="Ubuntu" officeooo:rsid="000fb7e4" officeooo:paragraph-rsid="000fb7e4"/>
    </style:style>
    <style:style style:name="P7" style:family="paragraph" style:parent-style-name="Standard">
      <style:text-properties style:font-name="Ubuntu" officeooo:rsid="000e5e05" officeooo:paragraph-rsid="000e5e05"/>
    </style:style>
    <style:style style:name="P8" style:family="paragraph" style:parent-style-name="Standard">
      <style:text-properties style:font-name="Ubuntu" officeooo:rsid="001104ac" officeooo:paragraph-rsid="001104ac"/>
    </style:style>
    <style:style style:name="P9" style:family="paragraph" style:parent-style-name="Standard">
      <style:text-properties style:font-name="Ubuntu" officeooo:rsid="001132e9" officeooo:paragraph-rsid="001132e9"/>
    </style:style>
    <style:style style:name="P10" style:family="paragraph" style:parent-style-name="Standard">
      <style:text-properties style:font-name="Ubuntu" officeooo:rsid="00128799" officeooo:paragraph-rsid="00128799"/>
    </style:style>
    <style:style style:name="P11" style:family="paragraph" style:parent-style-name="Standard">
      <style:text-properties officeooo:rsid="001104ac" officeooo:paragraph-rsid="001104a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day, History of PIM.</text:p>
      <text:p text:style-name="P3"/>
      <text:p text:style-name="P3"><text:span text:style-name="T1">Business</text:span> <text:span text:style-name="T1">Administration</text:span> is to micro.<text:line-break/><text:span text:style-name="T1">Economics</text:span> is to macro.</text:p>
      <text:p text:style-name="P3"><text:span text:style-name="T1">Industrial</text:span> <text:span text:style-name="T1">management</text:span> is juuuust right.</text:p>
      <text:p text:style-name="P3"/>
      <text:p text:style-name="P3">Established organisations is the main focus on the masters. Smaller entrepreneurial companies are not as considered.</text:p>
      <text:p text:style-name="P3"/>
      <text:p text:style-name="P4">Industrial engineering and management. Industrial management.</text:p>
      <text:p text:style-name="P4"/>
      <text:p text:style-name="P4">We are partly into social science. </text:p>
      <text:p text:style-name="P4"/>
      <text:p text:style-name="P5">The resource curse.</text:p>
      <text:p text:style-name="P5"/>
      <text:p text:style-name="P6">[insert allting om industriella revolutionen och Taylor.]</text:p>
      <text:p text:style-name="P5"/>
      <text:p text:style-name="P7">HUR KAN VI BEHÖVA GÅ IGENOM DETTA IGEN!!!!!!!!!!!!!!!!!!!!!!!!!</text:p>
      <text:p text:style-name="P7"/>
      <text:p text:style-name="P6">We will learn how to learn.</text:p>
      <text:p text:style-name="P1"/>
      <text:p text:style-name="P8">Scania levererar modulär transport som är tillförlitlig. Det är värdet de levererar till sina kunder.</text:p>
      <text:p text:style-name="P11"/>
      <text:p text:style-name="P9">Tre delar: R&amp;D, Operations, Marketing.</text:p>
      <text:p text:style-name="P9"/>
      <text:p text:style-name="P10">IKEA owns the parking outside and rents it to other chains like Bauhaus which wants to be near IKEA. IKEA business assusmes that you have a car. The formation of the boxes and such. Soon people wont have a car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Light" svg:font-family="'Noto Sans CJK SC Light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0:10:56.857960653</meta:creation-date>
    <meta:generator>LibreOffice/5.1.4.2$Linux_X86_64 LibreOffice_project/10m0$Build-2</meta:generator>
    <dc:date>2016-08-31T13:07:16.258353930</dc:date>
    <meta:editing-duration>PT1H19M39S</meta:editing-duration>
    <meta:editing-cycles>2</meta:editing-cycles>
    <meta:document-statistic meta:table-count="0" meta:image-count="0" meta:object-count="0" meta:page-count="1" meta:paragraph-count="13" meta:word-count="130" meta:character-count="847" meta:non-whitespace-character-count="729"/>
  </office:meta>
</office:document-meta>
</file>